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7000001C556AB7D060DA2616A.png" manifest:media-type="image/png"/>
  <manifest:file-entry manifest:full-path="Pictures/10000201000004D60000048F1EDC3DACF08434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de4b"/>
    </style:style>
    <style:style style:name="P2" style:family="paragraph" style:parent-style-name="Standard">
      <style:text-properties fo:font-weight="bold" officeooo:rsid="0006de4b" officeooo:paragraph-rsid="0006de4b" style:font-weight-asian="bold" style:font-weight-complex="bold"/>
    </style:style>
    <style:style style:name="P3" style:family="paragraph" style:parent-style-name="Standard">
      <style:text-properties fo:font-weight="bold" officeooo:rsid="0008436c" officeooo:paragraph-rsid="0008436c" style:font-weight-asian="bold" style:font-weight-complex="bold"/>
    </style:style>
    <style:style style:name="P4" style:family="paragraph" style:parent-style-name="Standard">
      <style:text-properties fo:font-weight="bold" officeooo:rsid="000ad1cc" officeooo:paragraph-rsid="000ad1cc" style:font-weight-asian="bold" style:font-weight-complex="bold"/>
    </style:style>
    <style:style style:name="P5" style:family="paragraph" style:parent-style-name="Standard">
      <style:text-properties fo:font-weight="normal" officeooo:rsid="0006de4b" officeooo:paragraph-rsid="0006de4b" style:font-weight-asian="normal" style:font-weight-complex="normal"/>
    </style:style>
    <style:style style:name="P6" style:family="paragraph" style:parent-style-name="Standard">
      <style:text-properties fo:font-weight="normal" officeooo:rsid="0008436c" officeooo:paragraph-rsid="0008436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8436c" officeooo:paragraph-rsid="0008436c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8436c" officeooo:paragraph-rsid="0008436c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8436c" officeooo:paragraph-rsid="0008436c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09a73f" officeooo:paragraph-rsid="0009a73f" style:font-weight-asian="normal" style:font-weight-complex="normal"/>
    </style:style>
    <style:style style:name="P11" style:family="paragraph" style:parent-style-name="Standard" style:list-style-name="L2">
      <style:paragraph-properties fo:margin-top="0cm" fo:margin-bottom="0cm" loext:contextual-spacing="false"/>
      <style:text-properties fo:font-weight="normal" officeooo:rsid="0008436c" officeooo:paragraph-rsid="0008436c" style:font-weight-asian="normal" style:font-weight-complex="normal"/>
    </style:style>
    <style:style style:name="T1" style:family="text">
      <style:text-properties officeooo:rsid="0009a73f"/>
    </style:style>
    <style:style style:name="T2" style:family="text">
      <style:text-properties officeooo:rsid="000cec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Object Model</text:p>
      <text:p text:style-name="P5"><draw:frame draw:style-name="fr1" draw:name="Immagine1" text:anchor-type="paragraph" svg:width="17cm" svg:height="16.025cm" draw:z-index="0"><draw:image xlink:href="Pictures/10000201000004D60000048F1EDC3DACF08434A9.png" xlink:type="simple" xlink:show="embed" xlink:actuate="onLoad"/></draw:frame></text:p>
      <text:p text:style-name="P3">Model classes</text:p>
      <text:list xml:id="list3446306098754073769" text:style-name="L2">
        <text:list-item>
          <text:p text:style-name="P8">Loan: interface representing a loan, along with a BaseLoan implementation class</text:p>
        </text:list-item>
        <text:list-item>
          <text:p text:style-name="P8">Applicant: represents an applicant for a loan</text:p>
        </text:list-item>
        <text:list-item>
          <text:p text:style-name="P8">LoanApplication: represents an application for a specified loan submitted by an applicant</text:p>
        </text:list-item>
        <text:list-item>
          <text:p text:style-name="P8">LoanApplicationStatus: enumeration with all the states of a loan application</text:p>
        </text:list-item>
        <text:list-item>
          <text:p text:style-name="P8">CreditScore: a credit score of an applicant inside a specified range</text:p>
        </text:list-item>
        <text:list-item>
          <text:p text:style-name="P8">CreditScoreSystem: represents a third party credit scoring system, which provides scoring for loan applicants</text:p>
        </text:list-item>
        <text:list-item>
          <text:p text:style-name="P8">EvaluationCriteria: interface representing a criteria to evaluate if a credit score of an applicant is accepted; there are two implementations provided for testing purposes:</text:p>
          <text:list>
            <text:list-item>
              <text:p text:style-name="P11">MedianEvaluationCriteria: checks if the score is above the median of min and max values of the credit score range</text:p>
            </text:list-item>
            <text:list-item>
              <text:p text:style-name="P11">SimpleThresholdEvaluationCriteria: checks if the score is above a specified threshold</text:p>
            </text:list-item>
          </text:list>
        </text:list-item>
      </text:list>
      <text:p text:style-name="P5"/>
      <text:p text:style-name="P5"/>
      <text:p text:style-name="P3"><text:soft-page-break/>Business Objects</text:p>
      <text:list xml:id="list5591357028029211297" text:style-name="L3">
        <text:list-item>
          <text:p text:style-name="P9">DecisionEngine: loan engine that evaluates if a loan application is going to be accepted, <text:span text:style-name="T1">by querying</text:span> a list of credit score systems <text:span text:style-name="T1">and using a list of evaluation criteria.</text:span></text:p>
        </text:list-item>
        <text:list-item>
          <text:p text:style-name="P10">CreditScoreSystemAdapter: interface that represents an adapter for a third party credit scoring system. Each implementation adapt<text:span text:style-name="T2">s</text:span> the interface of an external system to the common interface used in the Loanapound system.</text:p>
        </text:list-item>
      </text:list>
      <text:p text:style-name="P3"/>
      <text:p text:style-name="P3">Service Layer</text:p>
      <text:p text:style-name="P6">There are three main service classes to access all the features of the solution:</text:p>
      <text:list xml:id="list7836385320117443746" text:style-name="L1">
        <text:list-item>
          <text:p text:style-name="P7">CreditCheckService: to get all the credit score systems, and to get credit scores for a loan applicant based on a list of score systems</text:p>
        </text:list-item>
        <text:list-item>
          <text:p text:style-name="P7">LoanAdministrationService: loan management for an administrator; create, delete, find loans</text:p>
        </text:list-item>
        <text:list-item>
          <text:p text:style-name="P7">LoanApplicationService: to apply for a loan, or to check a loan application status</text:p>
        </text:list-item>
      </text:list>
      <text:p text:style-name="P6"/>
      <text:p text:style-name="P4">DataModel</text:p>
      <text:p text:style-name="P4"><draw:frame draw:style-name="fr2" draw:name="Immagine2" text:anchor-type="paragraph" svg:width="13.309cm" svg:height="11.986cm" draw:z-index="1"><draw:image xlink:href="Pictures/10000201000001F7000001C556AB7D060DA261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6:04:13.398000000</meta:creation-date>
    <dc:date>2016-12-28T17:15:31.065000000</dc:date>
    <meta:editing-duration>PT37M5S</meta:editing-duration>
    <meta:editing-cycles>4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20" meta:word-count="262" meta:character-count="1696" meta:non-whitespace-character-count="1468"/>
  </office:meta>
</office:document-meta>
</file>